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label-ranges>
        <table:label-range table:label-cell-range-address="Sheet1.A1:Sheet1.C1" table:data-cell-range-address="Sheet1.A2:Sheet1.C6" table:orientation="column"/>
        <table:label-range table:label-cell-range-address="Sheet1.A12:Sheet1.A14" table:data-cell-range-address="Sheet1.B12:Sheet1.F14" table:orientation="row"/>
      </table:label-range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'jan'*'feb'*'mar'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'apr'*'may'*'jun'"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ke Kaganski</meta:initial-creator>
    <meta:creation-date>2019-11-20T14:33:14.741000000</meta:creation-date>
    <dc:date>2019-11-20T14:42:09.568000000</dc:date>
    <dc:creator>Mike Kaganski</dc:creator>
    <meta:editing-duration>PT8M53S</meta:editing-duration>
    <meta:editing-cycles>3</meta:editing-cycles>
    <meta:generator>LibreOffice/6.3.3.2$Windows_X86_64 LibreOffice_project/a64200df03143b798afd1ec74a12ab50359878ed</meta:generator>
    <meta:document-statistic meta:table-count="1" meta:cell-count="38" meta:object-count="0"/>
  </office:meta>
</office:document-meta>
</file>